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5">
            <text:p>15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0" office:value-type="string">
            <text:p>2023-03-10_14-54-03_000.jpg</text:p>
          </table:table-cell>
          <table:table-cell table:style-name="ce26" office:value-type="string">
            <text:p>:bookmemo / 読んだ本 / 『関東大震災　「朝鮮人虐殺の真実」』 / 著者=工藤美代子 / 途中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bookmemo / 読んだ本 / 『関東大震災　「朝鮮人虐殺の真実」』 / 著者=工藤美代子 / 途中">
            <text:p>:bookmemo / 読んだ本 / 『関東大震災　「朝鮮人虐殺の真実」』 / 著者=工藤美代子 / 途中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7" office:value-type="string">
            <text:p>2023-03-10_14-54-16_000.jpg</text:p>
          </table:table-cell>
          <table:table-cell table:style-name="ce26" office:value-type="string">
            <text:p>:bookmemo / 読んだ本 / 『関東大震災　「朝鮮人虐殺の真実」』 / 著者=工藤美代子 / 途中 ここまで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bookmemo / 読んだ本 / 『関東大震災　「朝鮮人虐殺の真実」』 / 著者=工藤美代子 / 途中 ここまで">
            <text:p>:bookmemo / 読んだ本 / 『関東大震災　「朝鮮人虐殺の真実」』 / 著者=工藤美代子 / 途中 ここまで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7" office:value-type="string">
            <text:p>2023-03-10_14-54-27_000.jpg</text:p>
          </table:table-cell>
          <table:table-cell table:style-name="ce26" office:value-type="string">
            <text:p>:bookmemo / 読んだ本 / 『微粒子から探る物性七変化』 / 著者=前野昌弘 / 途中</text:p>
          </table:table-cell>
          <table:table-cell table:style-name="ce26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bookmemo / 読んだ本 / 『微粒子から探る物性七変化』 / 著者=前野昌弘 / 途中">
            <text:p>:bookmemo / 読んだ本 / 『微粒子から探る物性七変化』 / 著者=前野昌弘 / 途中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3">
            <text:p>13</text:p>
          </table:table-cell>
          <table:table-cell table:style-name="ce17" office:value-type="string">
            <text:p>2023-03-10_14-54-36_000.jpg</text:p>
          </table:table-cell>
          <table:table-cell table:style-name="ce26" office:value-type="string">
            <text:p>:bookmemo / 読んだ本 / 『微粒子から探る物性七変化』 / 著者=前野昌弘 / 途中 ここまで</text:p>
          </table:table-cell>
          <table:table-cell table:style-name="ce26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bookmemo / 読んだ本 / 『微粒子から探る物性七変化』 / 著者=前野昌弘 / 途中 ここまで">
            <text:p>:bookmemo / 読んだ本 / 『微粒子から探る物性七変化』 / 著者=前野昌弘 / 途中 ここまで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8" office:value-type="string">
            <text:p>2023-03-10_09-07-30_000.jpg</text:p>
          </table:table-cell>
          <table:table-cell table:style-name="ce26" office:value-type="string">
            <text:p>:m :PHOTO 起きた時刻 / 2023</text:p>
          </table:table-cell>
          <table:table-cell table:style-name="ce27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:PHOTO 起きた時刻 / 2023">
            <text:p>:m :PHOTO 起きた時刻 / 2023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7" office:value-type="string">
            <text:p>2023-03-10_02-53-39_000.jpg</text:p>
          </table:table-cell>
          <table:table-cell table:style-name="ce26" office:value-type="string">
            <text:p>:m :PHOTO 寝た時刻 / 2023 / オナニー、未了、duration=1時間ぐらい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:PHOTO 寝た時刻 / 2023 / オナニー、未了、duration=1時間ぐらい,other=~">
            <text:p>:m :PHOTO 寝た時刻 / 2023 / オナニー、未了、duration=1時間ぐらい,other=~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7" office:value-type="string">
            <text:p>2023-03-09_21-18-08_000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5" table:formula="of:=IF([.E8]=&quot;&quot;;[.C10];CONCATENATE([.C10];&quot; / &quot;;[.E8]))" office:value-type="string" office:string-value=":m 食べた物 ">
            <text:p>:m 食べた物 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8" office:value-type="string">
            <text:p>2023-03-10_12-37-45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m 食べた物 ">
            <text:p>:m 食べた物 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5">
            <text:p>15</text:p>
          </table:table-cell>
          <table:table-cell table:style-name="ce17" office:value-type="string">
            <text:p>2023-03-10_21-28-27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m 食べた物 ">
            <text:p>:m 食べた物 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7" office:value-type="string">
            <text:p>2023-03-10_09-13-36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 office:value-type="float" office:value="7">
            <text:p>7</text:p>
          </table:table-cell>
          <table:table-cell table:style-name="ce18" office:value-type="string">
            <text:p>2023-03-10_11-17-45_000.jpg</text:p>
          </table:table-cell>
          <table:table-cell table:style-name="ce26" office:value-type="string">
            <text:p>:m 1*1 RES / JVEMV6 64#218_chosenjin_gyakusatsu / 『関東大震災　「朝鮮人虐殺の真実」』 著者=工藤美代子,校注=~,出版社=産経新聞出版 / p.264 / w=詔書；詔勅；勅語；,topic=新聞記事：警察官,publisher=~,other=timeline+:復興詔書～挙式予定日；timeline+:朴烈、連行～判決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m 1*1 RES / JVEMV6 64#218_chosenjin_gyakusatsu / 『関東大震災　「朝鮮人虐殺の真実」』 著者=工藤美代子,校注=~,出版社=産経新聞出版 / p.264 / w=詔書；詔勅；勅語；,topic=新聞記事：警察官,publisher=~,other=timeline+:復興詔書～挙式予定日；timeline+:朴烈、連行～判決">
            <text:p>:m 1*1 RES / JVEMV6 64#218_chosenjin_gyakusatsu / 『関東大震災　「朝鮮人虐殺の真実」』 著者=工藤美代子,校注=~,出版社=産経新聞出版 / p.264 / w=詔書；詔勅；勅語；,topic=新聞記事：警察官,publisher=~,other=timeline+:復興詔書～挙式予定日；timeline+:朴烈、連行～判決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7" office:value-type="string">
            <text:p>2023-03-10_13-55-22_000.jpg</text:p>
          </table:table-cell>
          <table:table-cell table:style-name="ce26" office:value-type="string">
            <text:p>:m #*# RES / free# S87DP9 記事読み / id=KFZC(browser=yan) / media=ei / theme=パレスチナ；イスラエル植民者；抵抗,content=~,w=Deir-Yassin / genre=~ / 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m #*# RES / free# S87DP9 記事読み / id=KFZC(browser=yan) / media=ei / theme=パレスチナ；イスラエル植民者；抵抗,content=~,w=Deir-Yassin / genre=~ / other=~">
            <text:p>:m #*# RES / free# S87DP9 記事読み / id=KFZC(browser=yan) / media=ei / theme=パレスチナ；イスラエル植民者；抵抗,content=~,w=Deir-Yassin / genre=~ / other=~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4">
            <text:p>14</text:p>
          </table:table-cell>
          <table:table-cell table:style-name="ce17" office:value-type="string">
            <text:p>2023-03-10_17-28-22_000.jpg</text:p>
          </table:table-cell>
          <table:table-cell table:style-name="ce26" office:value-type="string">
            <text:p>:m #*# RES / JVEMV6 64#250_amemiya / 『田中正造の人と生涯』 著者=雨宮義人,校注=~ / p.~ / w=下野新聞；潮田千勢子,topic=~,publisher=~,other=map+:栃木県：宇都宮市；渡良瀬川：堺村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4]=&quot;&quot;;[.C14];CONCATENATE([.C14];&quot; / &quot;;[.E14]))" office:value-type="string" office:string-value=":m #*# RES / JVEMV6 64#250_amemiya / 『田中正造の人と生涯』 著者=雨宮義人,校注=~ / p.~ / w=下野新聞；潮田千勢子,topic=~,publisher=~,other=map+:栃木県：宇都宮市；渡良瀬川：堺村">
            <text:p>:m #*# RES / JVEMV6 64#250_amemiya / 『田中正造の人と生涯』 著者=雨宮義人,校注=~ / p.~ / w=下野新聞；潮田千勢子,topic=~,publisher=~,other=map+:栃木県：宇都宮市；渡良瀬川：堺村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7" office:value-type="string">
            <text:p>2023-03-09_18-52-11_000.mp4</text:p>
          </table:table-cell>
          <table:table-cell table:style-name="ce26" office:value-type="string">
            <text:p>:VIDEO / @自室 / 記録 / jap.flute / 演奏、play / R=1 / genre=melody,session=hour-18,memo=~,file-piece-id=~,memo=~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5]=&quot;&quot;;[.C15];CONCATENATE([.C15];&quot; / &quot;;[.E15]))" office:value-type="string" office:string-value=":VIDEO / @自室 / 記録 / jap.flute / 演奏、play / R=1 / genre=melody,session=hour-18,memo=~,file-piece-id=~,memo=~,other=~">
            <text:p>:VIDEO / @自室 / 記録 / jap.flute / 演奏、play / R=1 / genre=melody,session=hour-18,memo=~,file-piece-id=~,memo=~,other=~</text:p>
          </table:table-cell>
          <table:table-cell table:style-name="ce10" table:formula="of:=RIGHT([.B15];[.K15])" office:value-type="string" office:string-value="mp4">
            <text:p>mp4</text:p>
          </table:table-cell>
          <table:table-cell table:style-name="ce47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7" office:value-type="string">
            <text:p>2023-03-09_18-53-21_000.mp4</text:p>
          </table:table-cell>
          <table:table-cell table:style-name="ce26" office:value-type="string">
            <text:p>:VIDEO / @自室 / 記録 / jap.flute / 演奏、play / R=2 / genre=melody,session=hour-18,memo=~,file-piece-id=~,memo=~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6]=&quot;&quot;;[.C16];CONCATENATE([.C16];&quot; / &quot;;[.E16]))" office:value-type="string" office:string-value=":VIDEO / @自室 / 記録 / jap.flute / 演奏、play / R=2 / genre=melody,session=hour-18,memo=~,file-piece-id=~,memo=~,other=~">
            <text:p>:VIDEO / @自室 / 記録 / jap.flute / 演奏、play / R=2 / genre=melody,session=hour-18,memo=~,file-piece-id=~,memo=~,other=~</text:p>
          </table:table-cell>
          <table:table-cell table:style-name="ce10" table:formula="of:=RIGHT([.B16];[.K16])" office:value-type="string" office:string-value="mp4">
            <text:p>mp4</text:p>
          </table:table-cell>
          <table:table-cell table:style-name="ce47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19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5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5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5">
            <text:p>15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16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10">2023/03/10</text:date>, <text:time>22:28:2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3-10T22:28:29.60</dc:date>
    <dc:creator>iwabuchi ken</dc:creator>
    <meta:editing-duration>P54DT22H49M42S</meta:editing-duration>
    <meta:editing-cycles>17647</meta:editing-cycles>
    <meta:document-statistic meta:table-count="2" meta:cell-count="923" meta:object-count="0"/>
    <meta:user-defined meta:name="qrichtext">1</meta:user-defined>
  </office:meta>
</office:document-meta>
</file>